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6B30F9248BA78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46B30F9248BA78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9:14:05.118020646</meta:creation-date>
    <dc:date>2023-10-22T19:14:28.900344554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